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3" style:family="paragraph" style:parent-style-name="Heading_20_1">
      <style:text-properties officeooo:paragraph-rsid="000767b4"/>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text-properties officeooo:rsid="00067bb0"/>
    </style:style>
    <style:style style:name="P20" style:family="paragraph" style:parent-style-name="Text_20_body" style:list-style-name="L16">
      <style:text-properties officeooo:rsid="00067bb0" officeooo:paragraph-rsid="00067bb0"/>
    </style:style>
    <style:style style:name="P21" style:family="paragraph" style:parent-style-name="Text_20_body" style:list-style-name="L16">
      <style:text-properties officeooo:rsid="00067bb0" officeooo:paragraph-rsid="000767b4"/>
    </style:style>
    <style:style style:name="P22" style:family="paragraph" style:parent-style-name="Text_20_body">
      <style:text-properties officeooo:paragraph-rsid="000767b4"/>
    </style:style>
    <style:style style:name="P23" style:family="paragraph" style:parent-style-name="Text_20_body" style:list-style-name="L12">
      <style:paragraph-properties fo:margin-left="0in" fo:margin-right="0in" fo:text-indent="0in" style:auto-text-indent="false"/>
    </style:style>
    <style:style style:name="P24" style:family="paragraph" style:parent-style-name="Text_20_body" style:list-style-name="L13">
      <style:paragraph-properties fo:margin-left="0.4925in" fo:margin-right="0in"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 Studio – Release Notes</text:p>
      <text:p text:style-name="P2"><text:date style:data-style-name="N76" text:date-value="2018-06-07T15:33:20.408000266">June 7, 2018</text:date></text:p>
      <text:p text:style-name="P22"/>
      <text:h text:style-name="P3" text:outline-level="1">What’s New (6/7/2018)</text:h>
      <text:list xml:id="list1929887881" text:style-name="L16">
        <text:list-item>
          <text:p text:style-name="P21">Revised source code in order to publicly release.</text:p>
        </text:list-item>
        <text:list-item>
          <text:p text:style-name="P21">Source code released under MIT license.</text:p>
        </text:list-item>
      </text:list>
      <text:h text:style-name="Heading_20_1" text:outline-level="1">What's New (5/9/2007)</text:h>
      <text:p text:style-name="Text_20_body">This update covers a broad range of updates, with the primary focus on improving the user experience through performance improvements, along with continued refinements to the user interface. <text:s/>The biggest new user interface feature is that the custom fitness is computed verses any data set in the tabular results view. <text:s/>This means you now see both the custom fitness for the data, along with the standard raw fitness values. <text:s/>I've also been trying to improve the presentation of the numerical values throughout the application, this will be obvious. <text:s/>Much focus has been placed on improving the code implementation, with particular focus on trying to find areas for optimization. <text:s/>The biggest speed improvement is in how quickly data sets are loaded from the database, other small improvements have been made throughout.</text:p>
      <text:list xml:id="list969329903" text:style-name="L1">
        <text:list-item>
          <text:p text:style-name="P4">Custom fitness function is computed in the tabular results</text:p>
        </text:list-item>
        <text:list-item>
          <text:p text:style-name="P4">Batch modeling interface improved, added the ability to re-order queued models.</text:p>
        </text:list-item>
        <text:list-item>
          <text:p text:style-name="P4">Improved source code results interface. <text:s/>If you are a current user of the software, note that the user interface for selecting the source code has changed, the selection option is now a drop-down menu choice in the status bar.</text:p>
        </text:list-item>
        <text:list-item>
          <text:p text:style-name="P4">Faster display of programs in the results view. <text:s/>Creating of the function set is delayed until the results from a program are requested.</text:p>
        </text:list-item>
        <text:list-item>
          <text:p text:style-name="P4">Visual appearance for numeric results improved</text:p>
        </text:list-item>
        <text:list-item>
          <text:p text:style-name="P4">Reduced network traffic for on-demand project results computations</text:p>
        </text:list-item>
        <text:list-item>
          <text:p text:style-name="P4">Improved multi-core utilization, much better scaling with more than 2 processors</text:p>
        </text:list-item>
        <text:list-item>
          <text:p text:style-name="P4">Significantly improved the performance of reading data sets from the database, also improved reading from the database throughout the user interface.</text:p>
        </text:list-item>
        <text:list-item>
          <text:p text:style-name="P4">Many other code improvements, including small memory and performance optimizations</text:p>
        </text:list-item>
        <text:list-item>
          <text:p text:style-name="P4">Significant update to the technical documentation for source code licensee's</text:p>
        </text:list-item>
      </text:list>
      <text:h text:style-name="Heading_20_1" text:outline-level="1">What's Next</text:h>
      <text:p text:style-name="Text_20_body">I'll be turning my attention to development of a major upgrade, which will lead to a fundamentally new capability, the ability to do what I call “design.” <text:s/>A simple example would be the ability to develop an AI that could play checkers or chess. <text:s/>The software will be able to run an external program to compute the fitness for each candidate program. <text:s/>This will finally move the software in the intended long-term direction I have in mind.</text:p>
      <text:p text:style-name="Text_20_body">The first step, I'm considering making available, is an SDK of some kind that would allow the ability to <text:soft-page-break/>write your own client programs that use the GPServer genetic programming engine. <text:s/>If this is of interest, please let me know so I can evaluate the level of interest in this capability.</text:p>
      <text:p text:style-name="Text_20_body">In addition to the major upgrade, there are a handful of application updates I'll be making to the 2.X branch of the GP Studio application.</text:p>
      <text:h text:style-name="Heading_20_1" text:outline-level="1">License File</text:h>
      <text:p text:style-name="Text_20_body">A valid license file is required to unlock the full features of the GP Studio software. <text:s/>In particular, the ability to load and utilize validation data files and to output the models in source code form.</text:p>
      <text:p text:style-name="Text_20_body">Within 24 hours of purchase you will receive an email with your license file attached. <text:s/>Save the license file somewhere on your computer, the select the <text:span text:style-name="T1">Help</text:span> and <text:span text:style-name="T1">License</text:span> menu options. <text:s/>This will bring up a dialog from which you can select the license file to unlock the full program features.</text:p>
      <text:h text:style-name="Heading_20_1" text:outline-level="1">Installation Databases</text:h>
      <text:p text:style-name="Text_20_body">Two databases are distributed with the GP Studio software. <text:s/>The first (GPStudio.mdb) is one that contains no projects or data sets and is intended as a host for your projects. <text:s/>The second (GPStudio – User Guide.mdb) contains the projects and data sets demonstrated in the user guide. <text:s/>Some of the results in the user guide database are different from what you see in the user guide documentation for various reasons, mostly due to continuing changes in the software while writing the manual...it can sometimes be difficult to keep everything in sync. <text:s/>However, the results in both the user guide and database are both valid, even if somewhat different.</text:p>
      <text:p text:style-name="Text_20_body">The location of the databases is in a subdirectory named “Database” located within the installation directory. <text:s/>Use the <text:span text:style-name="T1">Preferences</text:span> menu option to switch between databases.</text:p>
      <text:h text:style-name="Heading_20_1" text:outline-level="1">Previous Installations</text:h>
      <text:p text:style-name="Text_20_body">If you have installed a previous version of GP Studio, please un-install it and check to ensure the installation directory was completely removed from your computer. <text:s/>If you have existing projects you wish to save, be sure to copy the database file (.mdb) to a temporary location before the uninstallation and then place it back into the \database subdirectory following installation of the updated software.</text:p>
      <text:h text:style-name="Heading_20_1" text:outline-level="1">What's New (4/12/2007)</text:h>
      <text:p text:style-name="Text_20_body">A couple of modest updates are included with this update. <text:s/>The two biggest features are the ability to write functions and specify that its parameters must be terminals and providing the parameter input history to custom fitness functions. <text:s/>The first gives a kind-of genetic algorithm capability; certain classes of user defined functions benefit from the capability. <text:s/>The input history allows custom fitness functions to have richer capability, no longer relying only upon observed predictions to compute fitness.</text:p>
      <text:list xml:id="list167898598" text:style-name="L2">
        <text:list-item>
          <text:p text:style-name="P5">Define a function to accept only terminal parameters</text:p>
        </text:list-item>
        <text:list-item>
          <text:p text:style-name="P5">The Input History data is available as a parameter to custom fitness functions</text:p>
        </text:list-item>
        <text:list-item>
          <text:p text:style-name="P5">UI improvements to support the exporting of tabular data and source code</text:p>
        </text:list-item>
        <text:list-item>
          <text:p text:style-name="P5">Removed the .NET 2.0 runtime check from the installer</text:p>
        </text:list-item>
        <text:list-item>
          <text:p text:style-name="P5">Various other minor code updates</text:p>
        </text:list-item>
      </text:list>
      <text:p text:style-name="Text_20_body"><text:soft-page-break/>This update requires a small change to the MS Access database. <text:s/>When the GP Studio software validates a database upon startup, it will automatically upgrade the currently selected database. <text:s/>To date there hasn't been a problem, however, if it fails to upgrade your database, please let me know and I'll help take care of it.</text:p>
      <text:h text:style-name="Heading_20_1" text:outline-level="1">What's Next</text:h>
      <text:p text:style-name="Text_20_body">I did not have as much time to add new features to the current release as I would have liked, but still wanted to get an update released. <text:s/>The next update will provide at least the following improvements...</text:p>
      <text:list xml:id="list1697892717" text:style-name="L3">
        <text:list-item>
          <text:p text:style-name="P6">Compute custom fitness functions versus validation data</text:p>
        </text:list-item>
        <text:list-item>
          <text:p text:style-name="P6">Improvements to the batch processing user interface</text:p>
        </text:list-item>
        <text:list-item>
          <text:p text:style-name="P6">Optimizations to improve multi-core utilization</text:p>
        </text:list-item>
      </text:list>
      <text:p text:style-name="Text_20_body">There are plenty more features, incremental and major, planned for development, the above is the list of priorities for the next short term release.</text:p>
      <text:h text:style-name="Heading_20_1" text:outline-level="1">What's New (3/8/2007)</text:h>
      <text:p text:style-name="Text_20_body">Batch processing is now available! <text:s/>The modeling interface now allows a model to be placed into a batch processing queue, enabling the user to set up any number of different simulations to be run as the computer (or distributed network) is able to move through each queued simulation. <text:s/>This means you no longer have to be sitting at the computer to wait for one model to complete before beginning the next, the batch processing manager works through each model in sequence, allowing unattended modeling to take place.</text:p>
      <text:list xml:id="list3687184501" text:style-name="L4">
        <text:list-item>
          <text:p text:style-name="P7">Batch Processing</text:p>
        </text:list-item>
        <text:list-item>
          <text:p text:style-name="P7">User Guide updated to reflect this new capability</text:p>
        </text:list-item>
        <text:list-item>
          <text:p text:style-name="P7">User Guide updated to reflect the ability to import semi-colon separated data</text:p>
        </text:list-item>
        <text:list-item>
          <text:p text:style-name="P7">Various minor user interface tweaks and internal code improvements</text:p>
        </text:list-item>
      </text:list>
      <text:h text:style-name="Heading_20_1" text:outline-level="1">What's Next</text:h>
      <text:p text:style-name="Text_20_body">Several items are planned for the next short term release, most of which are user requested features. <text:s/>These are hoped to be complete within a month...</text:p>
      <text:list xml:id="list179330580" text:style-name="L5">
        <text:list-item text:start-value="1">
          <text:p text:style-name="P8">Likely: Ability to <text:s/>require function inputs are terminals. <text:s/>This will provide a Genetic Algorithm type capability.</text:p>
        </text:list-item>
        <text:list-item>
          <text:p text:style-name="P8">Likely: <text:s/>User interface improvements to export the model results, particularly the source code and tabular computations.</text:p>
        </text:list-item>
        <text:list-item>
          <text:p text:style-name="P8">Likely: <text:s/>Input History available to the Fitness Functions</text:p>
        </text:list-item>
        <text:list-item>
          <text:p text:style-name="P8">Likely: <text:s/>Further improvements to the batch processing user interface</text:p>
        </text:list-item>
        <text:list-item>
          <text:p text:style-name="P8">Likely: <text:s/>Optimizations to improve multi-core utilization</text:p>
        </text:list-item>
        <text:list-item>
          <text:p text:style-name="P8">Hopeful, but not guaranteeing it will make it: <text:s/>Ability to identity that certain inputs from an input file should be used as the inputs to user defined functions.</text:p>
        </text:list-item>
      </text:list>
      <text:p text:style-name="Text_20_body">There are plenty more features, incremental and major, planned for development, the above is the list <text:soft-page-break/>of priorities for the next short term release.</text:p>
      <text:h text:style-name="Heading_20_1" text:outline-level="1">What's New (2/12/2007)</text:h>
      <text:p text:style-name="Text_20_body">This update is primarily a maintenance release. <text:s/>Several bug fixes have been incorporated, in particular, some code updates to improve compatibility on International versions of Windows. <text:s/>One new, but important, feature has been added...the ability to import files using semi-colons!</text:p>
      <text:list xml:id="list1856096568" text:style-name="L6">
        <text:list-item>
          <text:p text:style-name="P9">Localization fixes to ensure internal consistency in handling numeric formats. <text:s/>The application uses localization for it's display, although it is still English only.</text:p>
        </text:list-item>
        <text:list-item>
          <text:p text:style-name="P9">Modifications to prevent the software from crashing when extremely complex programs are evolved.</text:p>
        </text:list-item>
        <text:list-item>
          <text:p text:style-name="P9">Update to the distributed server timeout mechanism.</text:p>
        </text:list-item>
        <text:list-item>
          <text:p text:style-name="P9">Ability to import files that use semi-colons to separate data. <text:s/>The numerical format recognized is based upon the regional settings. <text:s/>A U.S. user would still have a number format of “1.23”, whereas a French or German user would have a number format of “1,23” for the same value. <text:s/>True comma “,” separated files expect the format in U.S. numeric format.</text:p>
        </text:list-item>
      </text:list>
      <text:h text:style-name="Heading_20_1" text:outline-level="1">What's New (2/1/2007)</text:h>
      <text:p text:style-name="Text_20_body">A significant new feature to help reduce program size has been added! <text:s/>It is known as Multi-Objective fitness. <text:s/>In simple terms, it means that GP Studio can be, optionally, directed to consider the size of a program/model as part of the overall fitness, giving preference to smaller programs. <text:s/>This is an extremely important new feature for the software in four respects...</text:p>
      <text:list xml:id="list2004253929" text:style-name="L7">
        <text:list-item>
          <text:p text:style-name="P10">Smaller programs can be generated.</text:p>
        </text:list-item>
        <text:list-item>
          <text:p text:style-name="P10">Smaller programs tend to have fewer problems with over fitting data.</text:p>
        </text:list-item>
        <text:list-item>
          <text:p text:style-name="P10">The modeling process can be faster, because less code is being evaluated during the simulation.</text:p>
        </text:list-item>
        <text:list-item>
          <text:p text:style-name="P10">For source code licenses it means that any number of measures of fitness can be considered, true multi-objective model simulation is provided.</text:p>
        </text:list-item>
      </text:list>
      <text:p text:style-name="Text_20_body">This is a powerful new addition to the software, please review Chapter 10 of the User Guide for details regarding the Multi-Objective option.</text:p>
      <text:h text:style-name="Heading_20_1" text:outline-level="1">What's New (12/28/2006)</text:h>
      <text:p text:style-name="Text_20_body">A final update for 2006! <text:s/>Support for hyper-threading, multi-processors and multi-core processors has been added. <text:s/>This capability allows the genetic programming engine to allocate computing tasks to each processor (of any type) on the computer to further maximize system utilization during the simulation.</text:p>
      <text:list xml:id="list479123349" text:style-name="L8">
        <text:list-item>
          <text:p text:style-name="P11">Multi-Processing (on a single computer) support</text:p>
        </text:list-item>
        <text:list-item>
          <text:p text:style-name="P11">Fixed an Indexed Memory bug introduced in version 2.0</text:p>
        </text:list-item>
        <text:list-item>
          <text:p text:style-name="P11">Modified the “lease” time and technique associated with distributed computing</text:p>
        </text:list-item>
      </text:list>
      <text:h text:style-name="Heading_20_1" text:outline-level="1"><text:soft-page-break/>What's New (12/20/2006)</text:h>
      <text:p text:style-name="Text_20_body">This release significantly improves the communication that takes place between generations when utilizing distributed computing. <text:s/>The network communication has been reduced by a factor of 2, additionally, the transfer between computers takes place in parallel, rather than being controlled by a master computer. <text:s/>The result is the population update between generations is 5 to 10 times faster and scales well with more and more computers.</text:p>
      <text:list xml:id="list4094310034" text:style-name="L9">
        <text:list-item>
          <text:p text:style-name="P12">Improved network communication between generations</text:p>
        </text:list-item>
        <text:list-item>
          <text:p text:style-name="P12">Improved network scalability</text:p>
        </text:list-item>
        <text:list-item>
          <text:p text:style-name="P12">Time Series data import bug fixed</text:p>
        </text:list-item>
        <text:list-item>
          <text:p text:style-name="P12">Delete data set from database bug fixed</text:p>
        </text:list-item>
      </text:list>
      <text:h text:style-name="Heading_20_1" text:outline-level="1">What's New (12/9/2006)</text:h>
      <text:p text:style-name="Text_20_body">A major version upgrade is released, this version upgrade provides the ability to utilize distributed computing for the modeling! <text:s/>This allows you to harness multiple computers to work in parallel and thereby, improve the speed of the modeling. <text:s/>Additionally, the underlying engine architecture has been further improved, not only to support the new distributed computing features, but also in preparation for exciting new features that will become available in the near future.</text:p>
      <text:p text:style-name="Text_20_body">This software update is 100% backwards compatible with your existing projects! <text:s/>Back up your existing project database(s), then uninstall your current GP Studio application, install the updated version and re-apply your current license file, then restore you database to the application directory.</text:p>
      <text:list xml:id="list2404016981" text:style-name="L10">
        <text:list-item>
          <text:p text:style-name="P13">Distributed Computing!</text:p>
        </text:list-item>
        <text:list-item>
          <text:p text:style-name="P13">Significant engine architecture update. <text:s/>This doesn't result directly in any new end user features, but prepares for upcoming enhancements.</text:p>
        </text:list-item>
        <text:list-item>
          <text:p text:style-name="P13">Various minor memory and speed optimizations</text:p>
        </text:list-item>
        <text:list-item>
          <text:p text:style-name="P13">User Guide updated to include a presentation of the distributed computing. <text:s/>Chapter 4 is updated to discuss the new Model Profile settings and Chapter 9 is an entire new chapter. <text:s/>Other minor updates to the user guide have also been made.</text:p>
        </text:list-item>
        <text:list-item>
          <text:p text:style-name="P13">New installation program, provides a more robust installation versus the previous one.</text:p>
        </text:list-item>
      </text:list>
      <text:p text:style-name="Text_20_body">This release represents the first step in the distributed computing features of the Software. <text:s/>For the next four to six weeks I am going to undertake an optimization phase to improve and refine several aspects of the distributed computing implementation.</text:p>
      <text:p text:style-name="Text_20_body">The current approach to transmitting programs between servers involves the desktop application to do all this distribution, resulting in a solution that doesn't scale as well as is possible. <text:s/>The first step in the optimization is to remove this requirement. <text:s/>Making this change will ensure the software scales well with larger numbers of computers. <text:s/>The current configuration is recommended for only a few dozen computers, the next update will scale to hundreds of computers.</text:p>
      <text:p text:style-name="Text_20_body">The next step following the network communication scalability is to add the ability to take advantage of multi-core processors. <text:s/>This will improve the computational utilization of each computer by almost a factor of 2 because the underlying technique scales almost linearly with CPU processing capability.</text:p>
      <text:p text:style-name="Text_20_body">Other optimizations are also planned for this development phase. <text:s/>Please check back every few weeks for incremental updates.</text:p>
      <text:h text:style-name="Heading_20_1" text:outline-level="1"><text:soft-page-break/>What's New (11/26/2006)</text:h>
      <text:list xml:id="list506651563" text:style-name="L11">
        <text:list-item>
          <text:p text:style-name="P14">Updated Demo expiration date (February 1, 2007)</text:p>
        </text:list-item>
        <text:list-item>
          <text:p text:style-name="P14">Minor memory optimization</text:p>
        </text:list-item>
      </text:list>
      <text:p text:style-name="Text_20_body">By early January a major revision to the software will be released. <text:s/>The software architecture has undergone a significant update to support distributed computing, enabling any number of computers to be harnessed for your projects. <text:s/>Much more about this will be presented over the month of December leading up to the final release in early January. <text:s/>If you are interested in participating in beta testing of the distributed computing version of the software, please send an email to <text:a xlink:type="simple" xlink:href="mailto:gpstudiosupport@bridgertech.com" text:style-name="Internet_20_link" text:visited-style-name="Visited_20_Internet_20_Link">gpstudiosupport@bridgertech.com</text:a> requesting to participate.</text:p>
      <text:h text:style-name="Heading_20_1" text:outline-level="1">What's New (10/3/2006)</text:h>
      <text:list xml:id="list2003437765" text:style-name="L12">
        <text:list-item>
          <text:p text:style-name="P23">Updated the C implementations for the following functions</text:p>
          <text:list>
            <text:list-item>
              <text:p text:style-name="P23">Min, Min3, Min4</text:p>
            </text:list-item>
            <text:list-item>
              <text:p text:style-name="P23">Max, Max3, Max4</text:p>
            </text:list-item>
          </text:list>
        </text:list-item>
        <text:list-item>
          <text:p text:style-name="P23">Modified the C language writer to declare “int Cell” outside the for loop</text:p>
        </text:list-item>
        <text:list-item>
          <text:p text:style-name="P23">User Guide Updates</text:p>
          <text:list>
            <text:list-item>
              <text:p text:style-name="P23">New chapter, Chapter 10. <text:s/>Describes the generated source code and how to use it and modify it for your own use.</text:p>
            </text:list-item>
            <text:list-item>
              <text:p text:style-name="P23">Various other minor updates and changes throughout.</text:p>
            </text:list-item>
          </text:list>
        </text:list-item>
      </text:list>
      <text:h text:style-name="Heading_20_1" text:outline-level="1">What's New (9/23/2006)</text:h>
      <text:list xml:id="list3429744822" text:style-name="L13">
        <text:list-item>
          <text:p text:style-name="P15">MAJOR FEATURE: Time Series <text:span text:style-name="T1">history of input parameters</text:span> is stored and available as a parameter to user defined functions.</text:p>
        </text:list-item>
        <text:list-item>
          <text:p text:style-name="P24">User Defined Function (UDF) editor updated to support the new type</text:p>
        </text:list-item>
        <text:list-item>
          <text:p text:style-name="P24">Several new master UDFs supplied with the database which demonstrate the input history feature</text:p>
          <text:list>
            <text:list-item>
              <text:p text:style-name="P24">TSMean4, TSMean8, TSMean12</text:p>
            </text:list-item>
            <text:list-item>
              <text:p text:style-name="P24">TSStandardDeviation</text:p>
            </text:list-item>
          </text:list>
        </text:list-item>
        <text:list-item>
          <text:p text:style-name="P24">GPServer updated to support input parameter history</text:p>
        </text:list-item>
        <text:list-item>
          <text:p text:style-name="P24">Results computation view updated to support parameter history</text:p>
        </text:list-item>
        <text:list-item>
          <text:p text:style-name="P24">Source code generation updated to support parameter history</text:p>
        </text:list-item>
        <text:list-item>
          <text:p text:style-name="P24">Related documentation updated to reflect the new feature</text:p>
        </text:list-item>
        <text:list-item>
          <text:p text:style-name="P15">Fixed an error in how time series tabular results were presented</text:p>
        </text:list-item>
      </text:list>
      <text:h text:style-name="Heading_20_1" text:outline-level="1">What's New (9/13/2006)</text:h>
      <text:list xml:id="list2208034378" text:style-name="L14">
        <text:list-item>
          <text:p text:style-name="P16">Fixed a problem where the Model button was enabled when no profile was selected.</text:p>
        </text:list-item>
        <text:list-item>
          <text:p text:style-name="P16">Increased validation of the GPServer process is running before modeling is started.</text:p>
        </text:list-item>
        <text:list-item>
          <text:p text:style-name="P16"><text:soft-page-break/>Added random double constants to the default profile settings</text:p>
        </text:list-item>
        <text:list-item>
          <text:p text:style-name="P16">Other minor cosmetic updates.</text:p>
        </text:list-item>
      </text:list>
      <text:h text:style-name="Heading_20_1" text:outline-level="1">What's New (9/7/2006)</text:h>
      <text:list xml:id="list1268512935" text:style-name="L15">
        <text:list-item>
          <text:p text:style-name="P17">Fixed a crash bug when “Cancel” is pressed before the training data has been transmitted to the server.</text:p>
        </text:list-item>
        <text:list-item>
          <text:p text:style-name="P17">Changed the size of icons on the Project Manager dialog</text:p>
        </text:list-item>
        <text:list-item>
          <text:p text:style-name="P17">Default functions for a new profile</text:p>
        </text:list-item>
        <text:list-item>
          <text:p text:style-name="P17">No longer allow a Fitness function that is in use to be modified in any way, can cause a project integrity error if not re-validated or failed validation.</text:p>
        </text:list-item>
        <text:list-item>
          <text:p text:style-name="P17">User Guide updates to match UI changes</text:p>
        </text:list-item>
        <text:list-item>
          <text:p text:style-name="P17">Other misc. updates</text:p>
        </text:list-item>
      </text:list>
      <text:h text:style-name="Heading_20_1" text:outline-level="1">What's New (8/30/2006)</text:h>
      <text:list xml:id="list153322596631370" text:continue-list="list1929887881" text:style-name="L16">
        <text:list-item>
          <text:p text:style-name="P18">More feedback is provided when starting a modeling run through the addition of a status bar on the modeling page. <text:s/>The software is working, depending upon the volume of data, the population size and the number of functions selected, it may take a little while before the first generation results appear.</text:p>
        </text:list-item>
        <text:list-item>
          <text:p text:style-name="P18">Fixed a potential problem with loading the user guide from the main menu.</text:p>
        </text:list-item>
        <text:list-item>
          <text:p text:style-name="P18">Added a missing function “Absolute” to the Visual Basic.NET and Fortran function sets.</text:p>
        </text:list-item>
        <text:list-item>
          <text:p text:style-name="P18">A problem with the ability to import data has been fixed.</text:p>
        </text:list-item>
        <text:list-item>
          <text:p text:style-name="P18">Licensing is now integrated and undergoing testing. <text:s/>The demo installs a demo license.</text:p>
        </text:list-item>
        <text:list-item>
          <text:p text:style-name="P20">Other misc updates</text:p>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meta:initial-creator>Dean Mathias</meta:initial-creator>
    <meta:creation-date>2006-08-05T15:17:59</meta:creation-date>
    <dc:date>2018-06-07T15:33:20.278000000</dc:date>
    <dc:language>en-US</dc:language>
    <meta:editing-cycles>73</meta:editing-cycles>
    <meta:editing-duration>PT9H49M13S</meta:editing-duration>
    <meta:document-statistic meta:table-count="0" meta:image-count="0" meta:object-count="0" meta:page-count="7" meta:paragraph-count="136" meta:word-count="2649" meta:character-count="16455" meta:non-whitespace-character-count="13958"/>
    <meta:user-defined meta:name="Info 1"/>
    <meta:user-defined meta:name="Info 2"/>
    <meta:user-defined meta:name="Info 3"/>
    <meta:user-defined meta:name="Info 4"/>
  </office:meta>
</office:document-meta>
</file>